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求一个函数f(x)=0的根，可选择一个邻近这个根的点作为初始点x0,然后求f(x)于(x0,f(x0))处切线与x轴的交点，交点一般将更加接近根</text:p>
      <text:p text:style-name="Preformatted_20_Text">根据导数的知识, 可得迭代式如下: </text:p>
      <text:p text:style-name="Preformatted_20_Text">牛顿迭代法 </text:p>
      <text:p text:style-name="Preformatted_20_Text">x = x0 − f (x0 ) /f′(x0 ) </text:p>
      <text:p text:style-name="Preformatted_20_Text">每次以x 代x0 后继续迭代, 一般最终x0 将趋于所求的根, 并且 </text:p>
      <text:p text:style-name="Preformatted_20_Text">更进一步的分析表明, 在满足某些条件的情况下, 迭代是二阶 </text:p>
      <text:p text:style-name="Preformatted_20_Text">收敛的, 也就是每迭代一次, 有效位数几乎增加一倍. 这是很 </text:p>
      <text:p text:style-name="Preformatted_20_Text">诱人的, 因为这样达到n 位精度只需要O(log n) 的迭代次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22:42:43</dc:date>
    <meta:generator>LibreOffice/3.5$Linux_x86 LibreOffice_project/350m1$Build-2</meta:generator>
    <meta:editing-duration>P0D</meta:editing-duration>
    <meta:editing-cycles>2</meta:editing-cycles>
    <meta:document-statistic meta:table-count="0" meta:image-count="0" meta:object-count="0" meta:page-count="1" meta:paragraph-count="8" meta:word-count="84" meta:character-count="253" meta:non-whitespace-character-count="248"/>
  </office:meta>
</office:document-meta>
</file>